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4.45cm" fo:min-width="18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7.45cm" fo:min-width="18.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0.526cm" fo:min-width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5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cm" fo:min-width="2.9cm"/>
    </style:style>
    <style:style style:name="gr8" style:family="graphic" style:parent-style-name="standard">
      <style:graphic-properties draw:fill="none" draw:textarea-vertical-align="middle" draw:auto-grow-height="false" fo:min-height="1.28cm" fo:min-width="0.22cm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0.95cm"/>
    </style:style>
    <style:style style:name="gr10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6.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1" draw:layer="layout" svg:width="19cm" svg:height="14.7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7.7cm" svg:x="1cm" svg:y="2.4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51cm" svg:height="0.962cm" svg:x="1.09cm" svg:y="1.08cm">
          <draw:text-box>
            <text:p>MODIFIER LE MOT DE PASSE</text:p>
          </draw:text-box>
        </draw:frame>
        <draw:custom-shape draw:style-name="gr4" draw:text-style-name="P3" xml:id="id1" draw:id="id1" draw:layer="layout" svg:width="1.1cm" svg:height="1.1cm" svg:x="9.5cm" svg:y="2.7cm">
          <text:p text:style-name="P3">Lien modifier le mot de pass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3" xml:id="id2" draw:id="id2" draw:layer="layout" svg:width="6.1cm" svg:height="1.5cm" svg:x="6.9cm" svg:y="5.9cm">
          <text:p text:style-name="P3">Formulaire changer MD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0.05cm" svg:y1="3.8cm" svg:x2="9.95cm" svg:y2="5.9cm" draw:start-shape="id1" draw:start-glue-point="8" draw:end-shape="id2" draw:end-glue-point="4" svg:d="M10050 3800l-100 2100" svg:viewBox="0 0 101 2101">
          <text:p/>
        </draw:connector>
        <draw:custom-shape draw:style-name="gr7" draw:text-style-name="P4" draw:layer="layout" svg:width="3.4cm" svg:height="0.001cm" svg:x="10.9cm" svg:y="5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8cm" svg:height="1.7cm" svg:x="11.2cm" svg:y="4cm">
          <text:p text:style-name="P3">@click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" draw:id="id4" draw:layer="layout" svg:width="2.9cm" svg:height="2.5cm" svg:x="8.5cm" svg:y="12.1cm">
          <text:p text:style-name="P3">Verifier Accou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xml:id="id3" draw:id="id3" draw:layer="layout" svg:width="1.3cm" svg:height="1.3cm" svg:x="1.3cm" svg:y="7.8cm">
          <text:p text:style-name="P3">FI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1" draw:text-style-name="P4" draw:layer="layout" svg:x1="9.95cm" svg:y1="7.4cm" svg:x2="2.6cm" svg:y2="8.45cm" draw:start-shape="id2" draw:start-glue-point="6" draw:end-shape="id3" draw:end-glue-point="10" svg:d="M9950 7400v1050h-7350" svg:viewBox="0 0 7351 1051">
          <text:p text:style-name="P3">( fermer div )</text:p>
        </draw:connector>
        <draw:connector draw:style-name="gr11" draw:text-style-name="P4" draw:layer="layout" svg:x1="9.95cm" svg:y1="7.4cm" svg:x2="9.95cm" svg:y2="12.1cm" draw:start-shape="id2" draw:end-shape="id4" svg:d="M9950 7400v4700" svg:viewBox="0 0 1 4701">
          <text:p text:style-name="P3">Valider formulaire</text:p>
          <text:p text:style-name="P3"/>
        </draw:connector>
        <draw:connector draw:style-name="gr6" draw:text-style-name="P4" draw:layer="layout" draw:type="curve" svg:x1="13cm" svg:y1="6.65cm" svg:x2="13cm" svg:y2="6.65cm" draw:start-shape="id2" draw:start-glue-point="7" draw:end-shape="id2" draw:end-glue-point="7" svg:d="M13000 6650z" svg:viewBox="0 0 1 1">
          <text:p/>
        </draw:connector>
        <draw:frame draw:style-name="gr12" draw:text-style-name="P2" draw:layer="layout" svg:width="2.8cm" svg:height="0.962cm" svg:x="17.2cm" svg:y="1.5cm">
          <draw:text-box>
            <text:p>FRONT</text:p>
          </draw:text-box>
        </draw:frame>
        <draw:frame draw:style-name="gr13" draw:text-style-name="P2" draw:layer="layout" svg:width="5.9cm" svg:height="1.673cm" svg:x="14.1cm" svg:y="10.5cm">
          <draw:text-box>
            <text:p>BACK ( NODEJS )</text:p>
          </draw:text-box>
        </draw:frame>
        <draw:connector draw:style-name="gr11" draw:text-style-name="P4" draw:layer="layout" svg:x1="11.4cm" svg:y1="13.35cm" svg:x2="13cm" svg:y2="6.65cm" draw:start-shape="id4" draw:start-glue-point="7" draw:end-shape="id2" svg:d="M11400 13350h2569v-6700h-969" svg:viewBox="0 0 2570 6701">
          <text:p text:style-name="P3">Compte KO</text:p>
        </draw:connector>
        <draw:custom-shape draw:style-name="gr14" draw:text-style-name="P3" xml:id="id5" draw:id="id5" draw:layer="layout" svg:width="6.9cm" svg:height="1.1cm" svg:x="6.5cm" svg:y="16.6cm">
          <text:p text:style-name="P3">Envoyer EMAI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9.95cm" svg:y1="14.6cm" svg:x2="9.95cm" svg:y2="16.6cm" draw:start-shape="id4" draw:start-glue-point="6" draw:end-shape="id5" draw:end-glue-point="0" svg:d="M9950 14600v2000" svg:viewBox="0 0 1 2001">
          <text:p text:style-name="P3">Compte OK</text:p>
        </draw:connector>
        <draw:custom-shape draw:style-name="gr10" draw:text-style-name="P3" xml:id="id6" draw:id="id6" draw:layer="layout" svg:width="1.3cm" svg:height="1.3cm" svg:x="9.301cm" svg:y="19.501cm">
          <text:p text:style-name="P3">FI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4" draw:layer="layout" svg:x1="9.95cm" svg:y1="17.7cm" svg:x2="9.951cm" svg:y2="19.501cm" draw:start-shape="id5" draw:start-glue-point="6" draw:end-shape="id6" draw:end-glue-point="4" svg:d="M9950 17700v901h1v900" svg:viewBox="0 0 2 1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2" style:display-name="Default 2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22:32:40.464874834</meta:creation-date>
    <dc:date>2019-03-12T23:02:02.646780085</dc:date>
    <meta:editing-duration>PT3M51S</meta:editing-duration>
    <meta:editing-cycles>3</meta:editing-cycles>
    <meta:generator>LibreOffice/5.2.7.2$Linux_X86_64 LibreOffice_project/20m0$Build-2</meta:generator>
    <meta:document-statistic meta:object-count="20"/>
  </office:meta>
</office:document-meta>
</file>